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istParagraph" style:master-page-name="MP0" style:list-style-name="LFO1" style:family="paragraph">
      <style:paragraph-properties fo:break-before="page"/>
    </style:style>
    <style:style style:name="P2" style:parent-style-name="ListParagraph" style:list-style-name="LFO1" style:family="paragraph"/>
  </office:automatic-styles>
  <office:body>
    <office:text text:use-soft-page-breaks="true">
      <text:list text:style-name="LFO1" text:continue-numbering="true">
        <text:list-item>
          <text:p text:style-name="P1">I have used non-identifying relationship between “sale” and “product” because I think that product does not depend on the sale. In other words, there can still be products even without sales.</text:p>
        </text:list-item>
        <text:list-item>
          <text:p text:style-name="P2">I think between “product” and “product_group” should be “many to many” relationship but mysql workbench does not offer this option without adding a middle table!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an niyigaba</meta:initial-creator>
    <dc:creator>jean niyigaba</dc:creator>
    <meta:creation-date>2021-06-21T05:40:00Z</meta:creation-date>
    <dc:date>2021-06-21T05:47:00Z</dc:date>
    <meta:template xlink:href="Normal" xlink:type="simple"/>
    <meta:editing-cycles>1</meta:editing-cycles>
    <meta:editing-duration>PT420S</meta:editing-duration>
    <meta:document-statistic meta:page-count="1" meta:paragraph-count="1" meta:word-count="52" meta:character-count="353" meta:row-count="2" meta:non-whitespace-character-count="302"/>
  </office:meta>
</office:document-meta>
</file>